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0417in" style:rel-column-width="2940*"/>
    </style:style>
    <style:style style:name="Table1.B" style:family="table-column">
      <style:table-column-properties style:column-width="1.4208in" style:rel-column-width="2046*"/>
    </style:style>
    <style:style style:name="Table1.C" style:family="table-column">
      <style:table-column-properties style:column-width="1.7313in" style:rel-column-width="2493*"/>
    </style:style>
    <style:style style:name="Table1.D" style:family="table-column">
      <style:table-column-properties style:column-width="1.7333in" style:rel-column-width="24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104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104">
      <style:table-cell-properties fo:padding="0.0382in" fo:border-left="0.0007in solid #000000" fo:border-right="0.0007in solid #000000" fo:border-top="none" fo:border-bottom="0.0007in solid #000000"/>
    </style:style>
    <style:style style:name="Table1.D7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Increasing Volunteer Engagement with Creative Commons Technology Development</text:span></text:p>
      <text:p text:style-name="Standard"><text:span text:style-name="T2">OpenHatch</text:span></text:p>
      <text:p text:style-name="Standard">Proposed Budget</text:p>
      <text:p text:style-name="P1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Expense</text:p>
          </table:table-cell>
          <table:table-cell table:style-name="Table1.A1" office:value-type="string">
            <text:p text:style-name="Table_20_Heading">Cost</text:p>
          </table:table-cell>
          <table:table-cell table:style-name="Table1.A1" office:value-type="string">
            <text:p text:style-name="Table_20_Heading">Units</text:p>
          </table:table-cell>
          <table:table-cell table:style-name="Table1.D1" office:value-type="string">
            <text:p text:style-name="Table_20_Heading">Total</text:p>
          </table:table-cell>
        </table:table-row>
        <table:table-row>
          <table:table-cell table:style-name="Table1.A2" office:value-type="string">
            <text:p text:style-name="P1"><text:span text:style-name="T3">Project manager salary</text:span></text:p>
          </table:table-cell>
          <table:table-cell table:style-name="Table1.B2" office:value-type="currency" office:currency="USD" office:value="3000">
            <text:p text:style-name="P3"><text:span text:style-name="T3">$3,000.00</text:span></text:p>
          </table:table-cell>
          <table:table-cell table:style-name="Table1.A2" office:value-type="string">
            <text:p text:style-name="P3"><text:span text:style-name="T3">2.5 months*</text:span></text:p>
          </table:table-cell>
          <table:table-cell table:style-name="Table1.D2" office:value-type="currency" office:currency="USD" office:value="7500">
            <text:p text:style-name="P7">$7,500.00</text:p>
          </table:table-cell>
        </table:table-row>
        <table:table-row>
          <table:table-cell table:style-name="Table1.A2" office:value-type="string">
            <text:p text:style-name="P1"><text:span text:style-name="T3">Travel for planning meeting<text:tab/>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currency" office:currency="USD" office:value="200">
            <text:p text:style-name="P2"><text:span text:style-name="T3">$200.00</text:span></text:p>
          </table:table-cell>
        </table:table-row>
        <table:table-row>
          <table:table-cell table:style-name="Table1.A2" office:value-type="string">
            <text:p text:style-name="P1"><text:span text:style-name="T3">Travel for outreach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currency" office:currency="USD" office:value="500">
            <text:p text:style-name="P2"><text:span text:style-name="T3">$500.00</text:span></text:p>
          </table:table-cell>
        </table:table-row>
        <table:table-row>
          <table:table-cell table:style-name="Table1.A2" office:value-type="string">
            <text:p text:style-name="P5">Graphic design for guid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currency" office:currency="USD" office:value="500">
            <text:p text:style-name="P6">$500.00</text:p>
          </table:table-cell>
        </table:table-row>
        <table:table-row>
          <table:table-cell table:style-name="Table1.A2" office:value-type="string">
            <text:p text:style-name="P1"><text:span text:style-name="T3">Advertising (AdWords, etc.)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currency" office:currency="USD" office:value="100">
            <text:p text:style-name="P2"><text:span text:style-name="T3">$100.00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7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3">TOTA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currency" office:currency="USD" office:value="8800">
            <text:p text:style-name="P7">$8,800.00</text:p>
          </table:table-cell>
        </table:table-row>
      </table:table>
      <text:p text:style-name="P1"><text:span text:style-name="T3"/></text:p>
      <text:p text:style-name="P1"><text:span text:style-name="T3">* Can be reduced to 2 months in the event of limited funding, lowering project impact but reducing total project costs to $7,300.</text:span></text:p>
      <text:p text:style-name="P1"><text:span text:style-name="T3"/></text:p>
      <text:p text:style-name="P1"><text:span text:style-name="T3">Justification:</text:span></text:p>
      <text:list xml:id="list660630469" text:style-name="L1">
        <text:list-item>
          <text:p text:style-name="P4"><text:span text:style-name="T3">Project manager salary: Expenses for project manager, who is not an OpenHatch employee.</text:span></text:p>
        </text:list-item>
        <text:list-item>
          <text:p text:style-name="P4"><text:span text:style-name="T3">Travel for planning meeting: Train, lodging, and meal expenses for project manager to travel to OpenHatch HQ for project planning.</text:span></text:p>
        </text:list-item>
        <text:list-item>
          <text:p text:style-name="P4"><text:span text:style-name="T3">Travel for outreach: Travel expenses for outreach at relevant conferences or events.</text:span></text:p>
        </text:list-item>
        <text:list-item>
          <text:p text:style-name="P4"><text:span text:style-name="T3">Graphic design for guide: Expenses for graphic designer, who is not an OpenHatch employee.</text:span></text:p>
        </text:list-item>
        <text:list-item>
          <text:p text:style-name="P4"><text:span text:style-name="T3">Advertising: Targeted keyword advertising to potential participa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vin Baker</meta:initial-creator>
    <meta:creation-date>2010-06-30T16:12:15</meta:creation-date>
    <dc:date>2010-06-30T23:59:34</dc:date>
    <dc:creator>Gavin Baker</dc:creator>
    <meta:editing-duration>PT07H32M09S</meta:editing-duration>
    <meta:editing-cycles>22</meta:editing-cycles>
    <meta:generator>OpenOffice.org/3.0$Linux OpenOffice.org_project/300m15$Build-9379</meta:generator>
    <meta:document-statistic meta:table-count="1" meta:image-count="0" meta:object-count="0" meta:page-count="1" meta:paragraph-count="28" meta:word-count="137" meta:character-count="921"/>
    <meta:user-defined meta:name="Info 1"/>
    <meta:user-defined meta:name="Info 2"/>
    <meta:user-defined meta:name="Info 3"/>
    <meta:user-defined meta:name="Info 4"/>
  </office:meta>
</office:document-meta>
</file>